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Util.getBuilder(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Util.createDocumentFactory( ServiceManager manager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Util.getDocumentFactory( ServiceManager manager , 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Util.getCurrentDocument( ServiceManager manager , 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